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solid" draw:fill-color="#ffcccc" draw:textarea-horizontal-align="justify" draw:textarea-vertical-align="middle" draw:auto-grow-height="false" fo:min-height="3.918cm" fo:min-width="3.668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cccc" draw:textarea-horizontal-align="justify" draw:textarea-vertical-align="middle" draw:auto-grow-height="false" fo:min-height="3.948cm" fo:min-width="7.698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000000" draw:textarea-horizontal-align="justify" draw:textarea-vertical-align="middle" draw:auto-grow-height="false" fo:min-height="0.126cm" fo:min-width="0.375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ccccff" draw:textarea-horizontal-align="justify" draw:textarea-vertical-align="middle" draw:auto-grow-height="false" fo:min-height="4.066cm" fo:min-width="1.566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Fine_20_Dashed"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15cm" fo:min-width="3.98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4cm" svg:stroke-color="#000000" draw:marker-start-width="0.26cm" draw:marker-end="Arrow" draw:marker-end-width="0.18cm" draw:fill="solid" draw:textarea-vertical-align="middle" fo:padding-top="0.145cm" fo:padding-bottom="0.145cm" fo:padding-left="0.27cm" fo:padding-right="0.27cm"/>
    </style:style>
    <style:style style:name="P1" style:family="paragraph">
      <loext:graphic-properties draw:fill="solid" draw:fill-color="#ffcccc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cccc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  <style:text-properties style:font-name="Liberation Mono" fo:font-size="8pt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  <style:text-properties style:font-name="Liberation Mono" fo:font-size="8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Liberation Mono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8cm" svg:height="4.48cm" svg:x="0.01cm" svg:y="0.01cm">
          <text:p/>
          <draw:enhanced-geometry svg:viewBox="0 0 21600 21600" draw:path-stretchpoint-x="10800" draw:path-stretchpoint-y="10800" draw:text-areas="?f3 ?f4 ?f5 ?f6" draw:type="round-rectangle" draw:modifiers="2410.17629993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48cm" svg:height="4.48cm" svg:x="6.01cm" svg:y="0.01cm">
          <text:p/>
          <draw:enhanced-geometry svg:viewBox="0 0 21600 21600" draw:path-stretchpoint-x="10800" draw:path-stretchpoint-y="10800" draw:text-areas="?f3 ?f4 ?f5 ?f6" draw:type="round-rectangle" draw:modifiers="2168.239309375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0.75cm" svg:x="4.75cm" svg:y="1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23cm" svg:height="4.48cm" svg:x="8.247cm" svg:y="0.01cm">
          <text:p/>
          <draw:enhanced-geometry svg:viewBox="0 0 21600 21600" draw:path-stretchpoint-x="10800" draw:path-stretchpoint-y="10800" draw:text-areas="?f3 ?f4 ?f5 ?f6" draw:type="round-rectangle" draw:modifiers="2410.17629993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4" xml:id="id1" draw:id="id1" draw:layer="layout" svg:width="0.5cm" svg:height="0.5cm" svg:x="0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3" draw:id="id3" draw:layer="layout" svg:width="0.5cm" svg:height="0.5cm" svg:x="1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4" draw:id="id4" draw:layer="layout" svg:width="0.5cm" svg:height="0.5cm" svg:x="1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5" draw:id="id5" draw:layer="layout" svg:width="0.5cm" svg:height="0.5cm" svg:x="2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7" draw:id="id7" draw:layer="layout" svg:width="0.5cm" svg:height="0.5cm" svg:x="2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8" draw:id="id8" draw:layer="layout" svg:width="0.5cm" svg:height="0.5cm" svg:x="3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2" draw:id="id2" draw:layer="layout" svg:width="0.5cm" svg:height="0.5cm" svg:x="1.5cm" svg:y="0.7cm">
            <text:p text:style-name="P5"><text:span text:style-name="T1">s</text:span><text:span text:style-name="T1">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6" draw:id="id6" draw:layer="layout" svg:width="0.5cm" svg:height="0.5cm" svg:x="2.5cm" svg:y="0.7cm">
            <text:p text:style-name="P5"><text:span text:style-name="T1">s</text:span><text:span text:style-name="T1">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5cm" svg:height="0.5cm" svg:x="0.25cm" svg:y="2cm">
            <text:p text:style-name="P5"><text:span text:style-name="T1">x=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0" draw:id="id10" draw:layer="layout" svg:width="0.5cm" svg:height="0.5cm" svg:x="1.5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1" draw:id="id11" draw:layer="layout" svg:width="0.5cm" svg:height="0.5cm" svg:x="2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9" draw:id="id9" draw:layer="layout" svg:width="0.5cm" svg:height="0.5cm" svg:x="2.5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5cm" svg:height="0.5cm" svg:x="1cm" svg:y="3.3cm">
            <text:p text:style-name="P5"><text:span text:style-name="T1">q</text:span><text:span text:style-name="T1">=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8" draw:layer="layout" draw:type="line" svg:x1="1cm" svg:y1="2cm" svg:x2="1.75cm" svg:y2="1.2cm" draw:start-shape="id1" draw:start-glue-point="0" draw:end-shape="id2" draw:end-glue-point="2" svg:d="M1000 2000l750-800" svg:viewBox="0 0 751 801">
            <text:p/>
          </draw:connector>
          <draw:connector draw:style-name="gr8" draw:text-style-name="P8" draw:layer="layout" draw:type="line" svg:x1="1.5cm" svg:y1="2cm" svg:x2="1.75cm" svg:y2="1.2cm" draw:start-shape="id3" draw:start-glue-point="0" draw:end-shape="id2" draw:end-glue-point="2" svg:d="M1500 2000l250-800" svg:viewBox="0 0 251 801">
            <text:p/>
          </draw:connector>
          <draw:connector draw:style-name="gr8" draw:text-style-name="P8" draw:layer="layout" draw:type="line" svg:x1="2cm" svg:y1="2cm" svg:x2="1.75cm" svg:y2="1.2cm" draw:start-shape="id4" draw:start-glue-point="0" draw:end-shape="id2" draw:end-glue-point="2" svg:d="M2000 2000l-250-800" svg:viewBox="0 0 251 801">
            <text:p/>
          </draw:connector>
          <draw:connector draw:style-name="gr8" draw:text-style-name="P8" draw:layer="layout" draw:type="line" svg:x1="2.5cm" svg:y1="2cm" svg:x2="1.75cm" svg:y2="1.2cm" draw:start-shape="id5" draw:start-glue-point="0" draw:end-shape="id2" draw:end-glue-point="2" svg:d="M2500 2000l-750-800" svg:viewBox="0 0 751 801">
            <text:p/>
          </draw:connector>
          <draw:connector draw:style-name="gr8" draw:text-style-name="P8" draw:layer="layout" draw:type="line" svg:x1="2.5cm" svg:y1="2cm" svg:x2="2.75cm" svg:y2="1.2cm" draw:start-shape="id5" draw:start-glue-point="0" draw:end-shape="id6" draw:end-glue-point="2" svg:d="M2500 2000l250-800" svg:viewBox="0 0 251 801">
            <text:p/>
          </draw:connector>
          <draw:connector draw:style-name="gr8" draw:text-style-name="P8" draw:layer="layout" draw:type="line" svg:x1="3cm" svg:y1="2cm" svg:x2="2.75cm" svg:y2="1.2cm" draw:start-shape="id7" draw:start-glue-point="0" draw:end-shape="id6" draw:end-glue-point="2" svg:d="M3000 2000l-250-800" svg:viewBox="0 0 251 801">
            <text:p/>
          </draw:connector>
          <draw:connector draw:style-name="gr8" draw:text-style-name="P8" draw:layer="layout" draw:type="line" svg:x1="1.5cm" svg:y1="2cm" svg:x2="2.75cm" svg:y2="1.2cm" draw:start-shape="id3" draw:start-glue-point="0" draw:end-shape="id6" draw:end-glue-point="2" svg:d="M1500 2000l1250-800" svg:viewBox="0 0 1251 801">
            <text:p/>
          </draw:connector>
          <draw:connector draw:style-name="gr8" draw:text-style-name="P8" draw:layer="layout" draw:type="line" svg:x1="1cm" svg:y1="2cm" svg:x2="2.75cm" svg:y2="1.2cm" draw:start-shape="id1" draw:start-glue-point="0" draw:end-shape="id6" draw:end-glue-point="2" svg:d="M1000 2000l1750-800" svg:viewBox="0 0 1751 801">
            <text:p/>
          </draw:connector>
          <draw:connector draw:style-name="gr8" draw:text-style-name="P8" draw:layer="layout" draw:type="line" svg:x1="2cm" svg:y1="2cm" svg:x2="2.75cm" svg:y2="1.2cm" draw:start-shape="id4" draw:start-glue-point="0" draw:end-shape="id6" draw:end-glue-point="2" svg:d="M2000 2000l750-800" svg:viewBox="0 0 751 801">
            <text:p/>
          </draw:connector>
          <draw:connector draw:style-name="gr8" draw:text-style-name="P8" draw:layer="layout" draw:type="line" svg:x1="3.5cm" svg:y1="2cm" svg:x2="2.75cm" svg:y2="1.2cm" draw:start-shape="id8" draw:start-glue-point="0" draw:end-shape="id6" draw:end-glue-point="2" svg:d="M3500 2000l-750-800" svg:viewBox="0 0 751 801">
            <text:p/>
          </draw:connector>
          <draw:connector draw:style-name="gr8" draw:text-style-name="P8" draw:layer="layout" draw:type="line" svg:x1="1.75cm" svg:y1="1.2cm" svg:x2="3cm" svg:y2="2cm" draw:start-shape="id2" draw:start-glue-point="2" draw:end-shape="id7" draw:end-glue-point="0" svg:d="M1750 1200l1250 800" svg:viewBox="0 0 1251 801">
            <text:p/>
          </draw:connector>
          <draw:connector draw:style-name="gr8" draw:text-style-name="P8" draw:layer="layout" draw:type="line" svg:x1="1.75cm" svg:y1="1.2cm" svg:x2="3.5cm" svg:y2="2cm" draw:start-shape="id2" draw:start-glue-point="2" draw:end-shape="id8" draw:end-glue-point="0" svg:d="M1750 1200l1750 800" svg:viewBox="0 0 1751 801">
            <text:p/>
          </draw:connector>
          <draw:connector draw:style-name="gr8" draw:text-style-name="P8" draw:layer="layout" draw:type="line" svg:x1="1cm" svg:y1="2.5cm" svg:x2="2.75cm" svg:y2="3.3cm" draw:start-shape="id1" draw:start-glue-point="2" draw:end-shape="id9" draw:end-glue-point="0" svg:d="M1000 2500l1750 800" svg:viewBox="0 0 1751 801">
            <text:p/>
          </draw:connector>
          <draw:connector draw:style-name="gr8" draw:text-style-name="P8" draw:layer="layout" draw:type="line" svg:x1="1.5cm" svg:y1="2.5cm" svg:x2="1.75cm" svg:y2="3.3cm" draw:start-shape="id3" draw:start-glue-point="2" draw:end-shape="id10" draw:end-glue-point="0" svg:d="M1500 2500l250 800" svg:viewBox="0 0 251 801">
            <text:p/>
          </draw:connector>
          <draw:connector draw:style-name="gr8" draw:text-style-name="P8" draw:layer="layout" draw:type="line" svg:x1="2cm" svg:y1="2.5cm" svg:x2="2.25cm" svg:y2="3.3cm" draw:start-shape="id4" draw:start-glue-point="2" draw:end-shape="id11" svg:d="M2000 2500l250 800" svg:viewBox="0 0 251 801">
            <text:p/>
          </draw:connector>
          <draw:connector draw:style-name="gr8" draw:text-style-name="P8" draw:layer="layout" draw:type="line" svg:x1="2.5cm" svg:y1="2.5cm" svg:x2="1.75cm" svg:y2="3.3cm" draw:start-shape="id5" draw:start-glue-point="2" draw:end-shape="id10" draw:end-glue-point="0" svg:d="M2500 2500l-750 800" svg:viewBox="0 0 751 801">
            <text:p/>
          </draw:connector>
          <draw:connector draw:style-name="gr8" draw:text-style-name="P8" draw:layer="layout" draw:type="line" svg:x1="3cm" svg:y1="2.5cm" svg:x2="2.75cm" svg:y2="3.3cm" draw:start-shape="id7" draw:start-glue-point="2" draw:end-shape="id9" draw:end-glue-point="0" svg:d="M3000 2500l-250 800" svg:viewBox="0 0 251 801">
            <text:p/>
          </draw:connector>
          <draw:connector draw:style-name="gr8" draw:text-style-name="P8" draw:layer="layout" draw:type="line" svg:x1="3.5cm" svg:y1="2.5cm" svg:x2="2.25cm" svg:y2="3.3cm" draw:start-shape="id8" draw:start-glue-point="2" draw:end-shape="id11" svg:d="M3500 2500l-1250 800" svg:viewBox="0 0 1251 801">
            <text:p/>
          </draw:connector>
        </draw:g>
        <draw:custom-shape draw:style-name="gr5" draw:text-style-name="P4" xml:id="id12" draw:id="id12" draw:layer="layout" svg:width="0.5cm" svg:height="0.5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4" draw:id="id14" draw:layer="layout" svg:width="0.5cm" svg:height="0.5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" draw:id="id15" draw:layer="layout" svg:width="0.5cm" svg:height="0.5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6" draw:id="id16" draw:layer="layout" svg:width="0.5cm" svg:height="0.5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9" draw:id="id19" draw:layer="layout" svg:width="0.5cm" svg:height="0.5cm" svg:x="8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1" draw:id="id21" draw:layer="layout" svg:width="0.5cm" svg:height="0.5cm" svg:x="9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3" draw:id="id13" draw:layer="layout" svg:width="0.5cm" svg:height="0.5cm" svg:x="6.4cm" svg:y="0.7cm">
          <text:p text:style-name="P5"><text:span text:style-name="T1">s</text:span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0" draw:id="id20" draw:layer="layout" svg:width="0.5cm" svg:height="0.5cm" svg:x="7.4cm" svg:y="0.7cm">
          <text:p text:style-name="P5"><text:span text:style-name="T1">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svg:x="6.25cm" svg:y="2cm">
          <text:p text:style-name="P5"><text:span text:style-name="T1">x</text:span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3" draw:id="id23" draw:layer="layout" svg:width="0.5cm" svg:height="0.5cm" svg:x="6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4" draw:id="id24" draw:layer="layout" svg:width="0.5cm" svg:height="0.5cm" svg:x="7.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2" draw:id="id22" draw:layer="layout" svg:width="0.5cm" svg:height="0.5cm" svg:x="7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0" draw:id="id30" draw:layer="layout" svg:width="0.5cm" svg:height="0.5cm" svg:x="6.1cm" svg:y="3.3cm">
          <text:p text:style-name="P5"><text:span text:style-name="T1">q</text:span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cm" svg:y1="2cm" svg:x2="6.65cm" svg:y2="1.2cm" draw:start-shape="id12" draw:start-glue-point="0" draw:end-shape="id13" draw:end-glue-point="2" svg:d="M7000 2000l-350-800" svg:viewBox="0 0 351 801">
          <text:p/>
        </draw:connector>
        <draw:connector draw:style-name="gr8" draw:text-style-name="P8" draw:layer="layout" draw:type="line" svg:x1="7.5cm" svg:y1="2cm" svg:x2="6.65cm" svg:y2="1.2cm" draw:start-shape="id14" draw:start-glue-point="0" draw:end-shape="id13" draw:end-glue-point="2" svg:d="M7500 2000l-850-800" svg:viewBox="0 0 851 801">
          <text:p/>
        </draw:connector>
        <draw:connector draw:style-name="gr8" draw:text-style-name="P8" draw:layer="layout" draw:type="line" svg:x1="8cm" svg:y1="2cm" svg:x2="6.65cm" svg:y2="1.2cm" draw:start-shape="id15" draw:start-glue-point="0" draw:end-shape="id13" draw:end-glue-point="2" svg:d="M8000 2000l-1350-800" svg:viewBox="0 0 1351 801">
          <text:p/>
        </draw:connector>
        <draw:connector draw:style-name="gr8" draw:text-style-name="P8" draw:layer="layout" draw:type="line" svg:x1="8.5cm" svg:y1="2cm" svg:x2="8.85cm" svg:y2="1.2cm" draw:start-shape="id16" draw:start-glue-point="0" draw:end-shape="id17" draw:end-glue-point="2" svg:d="M8500 2000l350-800" svg:viewBox="0 0 351 801">
          <text:p/>
        </draw:connector>
        <draw:connector draw:style-name="gr8" draw:text-style-name="P8" draw:layer="layout" draw:type="line" svg:x1="8.5cm" svg:y1="2cm" svg:x2="9.85cm" svg:y2="1.2cm" draw:start-shape="id16" draw:start-glue-point="0" draw:end-shape="id18" draw:end-glue-point="2" svg:d="M8500 2000l1350-800" svg:viewBox="0 0 1351 801">
          <text:p/>
        </draw:connector>
        <draw:connector draw:style-name="gr8" draw:text-style-name="P8" draw:layer="layout" draw:type="line" svg:x1="9cm" svg:y1="2cm" svg:x2="9.85cm" svg:y2="1.2cm" draw:start-shape="id19" draw:start-glue-point="0" draw:end-shape="id18" draw:end-glue-point="2" svg:d="M9000 2000l850-800" svg:viewBox="0 0 851 801">
          <text:p/>
        </draw:connector>
        <draw:connector draw:style-name="gr8" draw:text-style-name="P8" draw:layer="layout" draw:type="line" svg:x1="7.5cm" svg:y1="2cm" svg:x2="7.65cm" svg:y2="1.2cm" draw:start-shape="id14" draw:start-glue-point="0" draw:end-shape="id20" draw:end-glue-point="2" svg:d="M7500 2000l150-800" svg:viewBox="0 0 151 801">
          <text:p/>
        </draw:connector>
        <draw:connector draw:style-name="gr8" draw:text-style-name="P8" draw:layer="layout" draw:type="line" svg:x1="7cm" svg:y1="2cm" svg:x2="7.65cm" svg:y2="1.2cm" draw:start-shape="id12" draw:start-glue-point="0" draw:end-shape="id20" draw:end-glue-point="2" svg:d="M7000 2000l650-800" svg:viewBox="0 0 651 801">
          <text:p/>
        </draw:connector>
        <draw:connector draw:style-name="gr8" draw:text-style-name="P8" draw:layer="layout" draw:type="line" svg:x1="8cm" svg:y1="2cm" svg:x2="7.65cm" svg:y2="1.2cm" draw:start-shape="id15" draw:start-glue-point="0" draw:end-shape="id20" draw:end-glue-point="2" svg:d="M8000 2000l-350-800" svg:viewBox="0 0 351 801">
          <text:p/>
        </draw:connector>
        <draw:connector draw:style-name="gr8" draw:text-style-name="P8" draw:layer="layout" draw:type="line" svg:x1="9.5cm" svg:y1="2cm" svg:x2="9.85cm" svg:y2="1.2cm" draw:start-shape="id21" draw:start-glue-point="0" draw:end-shape="id18" draw:end-glue-point="2" svg:d="M9500 2000l350-800" svg:viewBox="0 0 351 801">
          <text:p/>
        </draw:connector>
        <draw:connector draw:style-name="gr8" draw:text-style-name="P8" draw:layer="layout" draw:type="line" svg:x1="8.85cm" svg:y1="1.2cm" svg:x2="9cm" svg:y2="2cm" draw:start-shape="id17" draw:start-glue-point="2" draw:end-shape="id19" draw:end-glue-point="0" svg:d="M8850 1200l150 800" svg:viewBox="0 0 151 801">
          <text:p/>
        </draw:connector>
        <draw:connector draw:style-name="gr8" draw:text-style-name="P8" draw:layer="layout" draw:type="line" svg:x1="8.85cm" svg:y1="1.2cm" svg:x2="9.5cm" svg:y2="2cm" draw:start-shape="id17" draw:start-glue-point="2" draw:end-shape="id21" draw:end-glue-point="0" svg:d="M8850 1200l650 800" svg:viewBox="0 0 651 801">
          <text:p/>
        </draw:connector>
        <draw:connector draw:style-name="gr8" draw:text-style-name="P8" draw:layer="layout" draw:type="line" svg:x1="7cm" svg:y1="2.5cm" svg:x2="7.85cm" svg:y2="3.3cm" draw:start-shape="id12" draw:start-glue-point="2" draw:end-shape="id22" draw:end-glue-point="0" svg:d="M7000 2500l850 800" svg:viewBox="0 0 851 801">
          <text:p/>
        </draw:connector>
        <draw:connector draw:style-name="gr8" draw:text-style-name="P8" draw:layer="layout" draw:type="line" svg:x1="7.5cm" svg:y1="2.5cm" svg:x2="6.85cm" svg:y2="3.3cm" draw:start-shape="id14" draw:start-glue-point="2" draw:end-shape="id23" draw:end-glue-point="0" svg:d="M7500 2500l-650 800" svg:viewBox="0 0 651 801">
          <text:p/>
        </draw:connector>
        <draw:connector draw:style-name="gr8" draw:text-style-name="P8" draw:layer="layout" draw:type="line" svg:x1="8cm" svg:y1="2.5cm" svg:x2="7.35cm" svg:y2="3.3cm" draw:start-shape="id15" draw:start-glue-point="2" draw:end-shape="id24" svg:d="M8000 2500l-650 800" svg:viewBox="0 0 651 801">
          <text:p/>
        </draw:connector>
        <draw:connector draw:style-name="gr8" draw:text-style-name="P8" draw:layer="layout" draw:type="line" svg:x1="8.5cm" svg:y1="2.5cm" svg:x2="9.055cm" svg:y2="3.3cm" draw:start-shape="id16" draw:start-glue-point="2" draw:end-shape="id25" draw:end-glue-point="0" svg:d="M8500 2500l555 800" svg:viewBox="0 0 556 801">
          <text:p/>
        </draw:connector>
        <draw:connector draw:style-name="gr8" draw:text-style-name="P8" draw:layer="layout" draw:type="line" svg:x1="9cm" svg:y1="2.5cm" svg:x2="10.055cm" svg:y2="3.3cm" draw:start-shape="id19" draw:start-glue-point="2" draw:end-shape="id26" draw:end-glue-point="0" svg:d="M9000 2500l1055 800" svg:viewBox="0 0 1056 801">
          <text:p/>
        </draw:connector>
        <draw:connector draw:style-name="gr8" draw:text-style-name="P8" draw:layer="layout" draw:type="line" svg:x1="9.5cm" svg:y1="2.5cm" svg:x2="9.555cm" svg:y2="3.3cm" draw:start-shape="id21" draw:start-glue-point="2" draw:end-shape="id27" draw:end-glue-point="0" svg:d="M9500 2500l55 800" svg:viewBox="0 0 56 801">
          <text:p/>
        </draw:connector>
        <draw:custom-shape draw:style-name="gr6" draw:text-style-name="P6" xml:id="id17" draw:id="id17" draw:layer="layout" svg:width="0.5cm" svg:height="0.5cm" svg:x="8.6cm" svg:y="0.7cm">
          <text:p text:style-name="P5"><text:span text:style-name="T1">sx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8" draw:id="id18" draw:layer="layout" svg:width="0.5cm" svg:height="0.5cm" svg:x="9.6cm" svg:y="0.7cm">
          <text:p text:style-name="P5"><text:span text:style-name="T1">sy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5" draw:id="id25" draw:layer="layout" svg:width="0.5cm" svg:height="0.5cm" svg:x="8.80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7" draw:id="id27" draw:layer="layout" svg:width="0.5cm" svg:height="0.5cm" svg:x="9.30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6" draw:id="id26" draw:layer="layout" svg:width="0.5cm" svg:height="0.5cm" svg:x="9.80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2" draw:id="id32" draw:layer="layout" svg:width="0.5cm" svg:height="0.5cm" svg:x="8.305cm" svg:y="3.3cm">
          <text:p text:style-name="P5"><text:span text:style-name="T1">q’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8" draw:id="id28" draw:layer="layout" svg:width="0.5cm" svg:height="0.5cm" svg:x="12.3cm" svg:y="0.7cm">
          <text:p text:style-name="P5"><text:span text:style-name="T1">s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svg:x="12.8cm" svg:y="0.7cm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9" draw:id="id29" draw:layer="layout" svg:width="0.5cm" svg:height="0.5cm" svg:x="13.3cm" svg:y="0.7cm">
          <text:p text:style-name="P5"><text:span text:style-name="T1">sx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12.3cm" svg:y="1.5cm">
          <text:p text:style-name="P5"><text:span text:style-name="T1">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svg:x="12.8cm" svg:y="1.5cm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13.3cm" svg:y="1.5cm">
          <text:p text:style-name="P5"><text:span text:style-name="T1">sy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3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1" draw:id="id31" draw:layer="layout" svg:width="0.5cm" svg:height="0.5cm" svg:x="11.8cm" svg:y="3.3cm">
          <text:p text:style-name="P5"><text:span text:style-name="T1">q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30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80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3.30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3" draw:id="id33" draw:layer="layout" svg:width="0.5cm" svg:height="0.5cm" svg:x="11.805cm" svg:y="2.3cm">
          <text:p text:style-name="P5"><text:span text:style-name="T1">q’</text:span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12.3cm 3.3cm)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12.8cm 3.3cm)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13.3cm 3.3cm)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4.48cm" svg:height="0.4cm" draw:transform="rotate (1.5707963267949) translate (10.9cm 4.5cm)">
          <text:p text:style-name="P9"><text:span text:style-name="T2">synchronisation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curve" svg:x1="6.65cm" svg:y1="0.7cm" svg:x2="12.55cm" svg:y2="0.7cm" draw:start-shape="id13" draw:start-glue-point="0" draw:end-shape="id28" draw:end-glue-point="0" svg:d="M6650 700c0-765 5900-765 5900 0" svg:viewBox="0 0 5901 575">
          <text:p/>
        </draw:connector>
        <draw:connector draw:style-name="gr10" draw:text-style-name="P8" draw:layer="layout" draw:type="curve" svg:x1="8.85cm" svg:y1="0.7cm" svg:x2="13.55cm" svg:y2="0.7cm" draw:start-shape="id17" draw:start-glue-point="0" draw:end-shape="id29" draw:end-glue-point="0" svg:d="M8850 700c0-765 4700-765 4700 0" svg:viewBox="0 0 4701 575">
          <text:p/>
        </draw:connector>
        <draw:connector draw:style-name="gr10" draw:text-style-name="P8" draw:layer="layout" draw:type="curve" svg:x1="6.35cm" svg:y1="3.8cm" svg:x2="12.05cm" svg:y2="3.8cm" draw:start-shape="id30" draw:start-glue-point="2" draw:end-shape="id31" draw:end-glue-point="2" svg:d="M6350 3800c0 750 5700 750 5700 0" svg:viewBox="0 0 5701 564">
          <text:p/>
        </draw:connector>
        <draw:connector draw:style-name="gr10" draw:text-style-name="P8" draw:layer="layout" draw:type="curve" draw:line-skew="-0.337cm" svg:x1="8.555cm" svg:y1="3.8cm" svg:x2="12.055cm" svg:y2="2.8cm" draw:start-shape="id32" draw:start-glue-point="2" draw:end-shape="id33" draw:end-glue-point="2" svg:d="M8555 3800c0 244 3500 744 3500-1000" svg:viewBox="0 0 3501 12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5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18:48:55.991579231</meta:creation-date>
    <dc:date>2019-10-22T19:32:30.478421575</dc:date>
    <meta:editing-duration>PT5M33S</meta:editing-duration>
    <meta:editing-cycles>1</meta:editing-cycles>
    <meta:document-statistic meta:object-count="95"/>
    <meta:generator>LibreOffice/6.2.7.1$Linux_X86_64 LibreOffice_project/20$Build-1</meta:generator>
  </office:meta>
</office:document-meta>
</file>